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9cm"/>
    </style:style>
    <style:style style:name="co3" style:family="table-column">
      <style:table-column-properties fo:break-before="auto" style:column-width="2.512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95cm" svg:height="9.012cm" svg:x="6.222cm" svg:y="6.153cm">
            <draw:object draw:notify-on-update-of-ranges="Foglio1.C2:Foglio1.C2 Foglio1.C3:Foglio1.C12 Foglio1.G2:Foglio1.G2 Foglio1.G3:Foglio1.G12 Foglio1.D2:Foglio1.D2 Foglio1.D3:Foglio1.D12 Foglio1.H2:Foglio1.H2 Foglio1.H3:Foglio1.H12 Foglio1.E2:Foglio1.E2 Foglio1.E3:Foglio1.E12 Foglio1.I2:Foglio1.I2 Foglio1.I3:Foglio1.I12 Foglio1.F2:Foglio1.F2 Foglio1.F3:Foglio1.F12 Foglio1.J2:Foglio1.J2 Foglio1.J3:Foglio1.J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hysical cores</text:p>
          </table:table-cell>
          <table:table-cell office:value-type="string" calcext:value-type="string">
            <text:p>27 KB</text:p>
          </table:table-cell>
          <table:table-cell office:value-type="string" calcext:value-type="string">
            <text:p>120 KB</text:p>
          </table:table-cell>
          <table:table-cell office:value-type="string" calcext:value-type="string">
            <text:p>1 MB</text:p>
          </table:table-cell>
          <table:table-cell office:value-type="string" calcext:value-type="string">
            <text:p>200 MB</text:p>
          </table:table-cell>
          <table:table-cell office:value-type="string" calcext:value-type="string">
            <text:p>27 KB, SMT</text:p>
          </table:table-cell>
          <table:table-cell office:value-type="string" calcext:value-type="string">
            <text:p>120 KB, SMT</text:p>
          </table:table-cell>
          <table:table-cell office:value-type="string" calcext:value-type="string">
            <text:p>1 MB, SMT</text:p>
          </table:table-cell>
          <table:table-cell office:value-type="string" calcext:value-type="string">
            <text:p>200 MB, SM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.492399" calcext:value-type="float">
            <text:p>8,492399</text:p>
          </table:table-cell>
          <table:table-cell office:value-type="float" office:value="3.121338" calcext:value-type="float">
            <text:p>3,121338</text:p>
          </table:table-cell>
          <table:table-cell office:value-type="float" office:value="2.42852" calcext:value-type="float">
            <text:p>2,42852</text:p>
          </table:table-cell>
          <table:table-cell office:value-type="float" office:value="1.478524" calcext:value-type="float">
            <text:p>1,478524</text:p>
          </table:table-cell>
          <table:table-cell office:value-type="float" office:value="8.124556" calcext:value-type="float">
            <text:p>8,124556</text:p>
          </table:table-cell>
          <table:table-cell office:value-type="float" office:value="3.342333" calcext:value-type="float">
            <text:p>3,342333</text:p>
          </table:table-cell>
          <table:table-cell office:value-type="float" office:value="2.633591" calcext:value-type="float">
            <text:p>2,633591</text:p>
          </table:table-cell>
          <table:table-cell office:value-type="float" office:value="1.570044" calcext:value-type="float">
            <text:p>1,57004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.383616" calcext:value-type="float">
            <text:p>16,383616</text:p>
          </table:table-cell>
          <table:table-cell office:value-type="float" office:value="6.394031" calcext:value-type="float">
            <text:p>6,394031</text:p>
          </table:table-cell>
          <table:table-cell office:value-type="float" office:value="4.816992" calcext:value-type="float">
            <text:p>4,816992</text:p>
          </table:table-cell>
          <table:table-cell office:value-type="float" office:value="2.746555" calcext:value-type="float">
            <text:p>2,746555</text:p>
          </table:table-cell>
          <table:table-cell office:value-type="float" office:value="16.284318" calcext:value-type="float">
            <text:p>16,284318</text:p>
          </table:table-cell>
          <table:table-cell office:value-type="float" office:value="6.694499" calcext:value-type="float">
            <text:p>6,694499</text:p>
          </table:table-cell>
          <table:table-cell office:value-type="float" office:value="5.229962" calcext:value-type="float">
            <text:p>5,229962</text:p>
          </table:table-cell>
          <table:table-cell office:value-type="float" office:value="2.959522" calcext:value-type="float">
            <text:p>2,95952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5.42422" calcext:value-type="float">
            <text:p>25,42422</text:p>
          </table:table-cell>
          <table:table-cell office:value-type="float" office:value="9.545474" calcext:value-type="float">
            <text:p>9,545474</text:p>
          </table:table-cell>
          <table:table-cell office:value-type="float" office:value="7.270414" calcext:value-type="float">
            <text:p>7,270414</text:p>
          </table:table-cell>
          <table:table-cell office:value-type="float" office:value="3.892214" calcext:value-type="float">
            <text:p>3,892214</text:p>
          </table:table-cell>
          <table:table-cell office:value-type="float" office:value="22.918104" calcext:value-type="float">
            <text:p>22,918104</text:p>
          </table:table-cell>
          <table:table-cell office:value-type="float" office:value="10.070421" calcext:value-type="float">
            <text:p>10,070421</text:p>
          </table:table-cell>
          <table:table-cell office:value-type="float" office:value="7.821049" calcext:value-type="float">
            <text:p>7,821049</text:p>
          </table:table-cell>
          <table:table-cell office:value-type="float" office:value="4.150653" calcext:value-type="float">
            <text:p>4,15065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3.128735" calcext:value-type="float">
            <text:p>33,128735</text:p>
          </table:table-cell>
          <table:table-cell office:value-type="float" office:value="12.850059" calcext:value-type="float">
            <text:p>12,850059</text:p>
          </table:table-cell>
          <table:table-cell office:value-type="float" office:value="9.614397" calcext:value-type="float">
            <text:p>9,614397</text:p>
          </table:table-cell>
          <table:table-cell office:value-type="float" office:value="4.766978" calcext:value-type="float">
            <text:p>4,766978</text:p>
          </table:table-cell>
          <table:table-cell office:value-type="float" office:value="32.536473" calcext:value-type="float">
            <text:p>32,536473</text:p>
          </table:table-cell>
          <table:table-cell office:value-type="float" office:value="13.425657" calcext:value-type="float">
            <text:p>13,425657</text:p>
          </table:table-cell>
          <table:table-cell office:value-type="float" office:value="10.403187" calcext:value-type="float">
            <text:p>10,403187</text:p>
          </table:table-cell>
          <table:table-cell office:value-type="float" office:value="5.054891" calcext:value-type="float">
            <text:p>5,0548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1.531592" calcext:value-type="float">
            <text:p>41,531592</text:p>
          </table:table-cell>
          <table:table-cell office:value-type="float" office:value="15.043782" calcext:value-type="float">
            <text:p>15,043782</text:p>
          </table:table-cell>
          <table:table-cell office:value-type="float" office:value="12.01619" calcext:value-type="float">
            <text:p>12,01619</text:p>
          </table:table-cell>
          <table:table-cell office:value-type="float" office:value="5.39864" calcext:value-type="float">
            <text:p>5,39864</text:p>
          </table:table-cell>
          <table:table-cell office:value-type="float" office:value="40.624305" calcext:value-type="float">
            <text:p>40,624305</text:p>
          </table:table-cell>
          <table:table-cell office:value-type="float" office:value="16.652556" calcext:value-type="float">
            <text:p>16,652556</text:p>
          </table:table-cell>
          <table:table-cell office:value-type="float" office:value="13.026754" calcext:value-type="float">
            <text:p>13,026754</text:p>
          </table:table-cell>
          <table:table-cell office:value-type="float" office:value="5.501072" calcext:value-type="float">
            <text:p>5,5010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9.8501" calcext:value-type="float">
            <text:p>49,8501</text:p>
          </table:table-cell>
          <table:table-cell office:value-type="float" office:value="19.022768" calcext:value-type="float">
            <text:p>19,022768</text:p>
          </table:table-cell>
          <table:table-cell office:value-type="float" office:value="14.470042" calcext:value-type="float">
            <text:p>14,470042</text:p>
          </table:table-cell>
          <table:table-cell office:value-type="float" office:value="5.740887" calcext:value-type="float">
            <text:p>5,740887</text:p>
          </table:table-cell>
          <table:table-cell office:value-type="float" office:value="48.01506" calcext:value-type="float">
            <text:p>48,01506</text:p>
          </table:table-cell>
          <table:table-cell office:value-type="float" office:value="19.863864" calcext:value-type="float">
            <text:p>19,863864</text:p>
          </table:table-cell>
          <table:table-cell office:value-type="float" office:value="15.610079" calcext:value-type="float">
            <text:p>15,610079</text:p>
          </table:table-cell>
          <table:table-cell office:value-type="float" office:value="5.640405" calcext:value-type="float">
            <text:p>5,64040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8.166412" calcext:value-type="float">
            <text:p>58,166412</text:p>
          </table:table-cell>
          <table:table-cell office:value-type="float" office:value="22.410925" calcext:value-type="float">
            <text:p>22,410925</text:p>
          </table:table-cell>
          <table:table-cell office:value-type="float" office:value="16.708233" calcext:value-type="float">
            <text:p>16,708233</text:p>
          </table:table-cell>
          <table:table-cell office:value-type="float" office:value="5.841187" calcext:value-type="float">
            <text:p>5,841187</text:p>
          </table:table-cell>
          <table:table-cell office:value-type="float" office:value="56.021529" calcext:value-type="float">
            <text:p>56,021529</text:p>
          </table:table-cell>
          <table:table-cell office:value-type="float" office:value="23.485282" calcext:value-type="float">
            <text:p>23,485282</text:p>
          </table:table-cell>
          <table:table-cell office:value-type="float" office:value="18.12077" calcext:value-type="float">
            <text:p>18,12077</text:p>
          </table:table-cell>
          <table:table-cell office:value-type="float" office:value="5.682815" calcext:value-type="float">
            <text:p>5,68281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5.69516" calcext:value-type="float">
            <text:p>65,69516</text:p>
          </table:table-cell>
          <table:table-cell office:value-type="float" office:value="25.677565" calcext:value-type="float">
            <text:p>25,677565</text:p>
          </table:table-cell>
          <table:table-cell office:value-type="float" office:value="19.057981" calcext:value-type="float">
            <text:p>19,057981</text:p>
          </table:table-cell>
          <table:table-cell office:value-type="float" office:value="5.868136" calcext:value-type="float">
            <text:p>5,868136</text:p>
          </table:table-cell>
          <table:table-cell office:value-type="float" office:value="61.579609" calcext:value-type="float">
            <text:p>61,579609</text:p>
          </table:table-cell>
          <table:table-cell office:value-type="float" office:value="26.834109" calcext:value-type="float">
            <text:p>26,834109</text:p>
          </table:table-cell>
          <table:table-cell office:value-type="float" office:value="20.684381" calcext:value-type="float">
            <text:p>20,684381</text:p>
          </table:table-cell>
          <table:table-cell office:value-type="float" office:value="5.688014" calcext:value-type="float">
            <text:p>5,68801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3.892943" calcext:value-type="float">
            <text:p>73,892943</text:p>
          </table:table-cell>
          <table:table-cell office:value-type="float" office:value="28.666563" calcext:value-type="float">
            <text:p>28,666563</text:p>
          </table:table-cell>
          <table:table-cell office:value-type="float" office:value="21.359345" calcext:value-type="float">
            <text:p>21,359345</text:p>
          </table:table-cell>
          <table:table-cell office:value-type="float" office:value="5.85624" calcext:value-type="float">
            <text:p>5,85624</text:p>
          </table:table-cell>
          <table:table-cell office:value-type="float" office:value="72.038677" calcext:value-type="float">
            <text:p>72,038677</text:p>
          </table:table-cell>
          <table:table-cell office:value-type="float" office:value="29.130234" calcext:value-type="float">
            <text:p>29,130234</text:p>
          </table:table-cell>
          <table:table-cell office:value-type="float" office:value="23.14087" calcext:value-type="float">
            <text:p>23,14087</text:p>
          </table:table-cell>
          <table:table-cell office:value-type="float" office:value="5.681873" calcext:value-type="float">
            <text:p>5,68187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1.714463" calcext:value-type="float">
            <text:p>81,714463</text:p>
          </table:table-cell>
          <table:table-cell office:value-type="float" office:value="30.880301" calcext:value-type="float">
            <text:p>30,880301</text:p>
          </table:table-cell>
          <table:table-cell office:value-type="float" office:value="23.616498" calcext:value-type="float">
            <text:p>23,616498</text:p>
          </table:table-cell>
          <table:table-cell office:value-type="float" office:value="5.830955" calcext:value-type="float">
            <text:p>5,830955</text:p>
          </table:table-cell>
          <table:table-cell office:value-type="float" office:value="79.974473" calcext:value-type="float">
            <text:p>79,974473</text:p>
          </table:table-cell>
          <table:table-cell office:value-type="float" office:value="33.449422" calcext:value-type="float">
            <text:p>33,449422</text:p>
          </table:table-cell>
          <table:table-cell office:value-type="float" office:value="25.605433" calcext:value-type="float">
            <text:p>25,605433</text:p>
          </table:table-cell>
          <table:table-cell office:value-type="float" office:value="5.656846" calcext:value-type="float">
            <text:p>5,6568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it" fo:country="IT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5T19:16:55.046072007</meta:creation-date>
    <dc:date>2020-01-25T19:26:48.183638920</dc:date>
    <meta:editing-duration>PT9M55S</meta:editing-duration>
    <meta:editing-cycles>1</meta:editing-cycles>
    <meta:document-statistic meta:table-count="1" meta:cell-count="99" meta:object-count="1"/>
    <meta:generator>LibreOffice/6.3.4.2.0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9.013cm" xlink:href=".." xlink:type="simple" chart:class="chart:line" chart:column-mapping="0 4 1 5 2 6 3 7" chart:style-name="ch1">
        <chart:legend chart:legend-position="end" svg:x="12.456cm" svg:y="2.464cm" style:legend-expansion="high" chart:style-name="ch2"/>
        <chart:plot-area chart:style-name="ch3" table:cell-range-address="Foglio1.C2:Foglio1.J12" chart:data-source-has-labels="row" svg:x="1.33cm" svg:y="0.18cm" svg:width="10.807cm" svg:height="7.672cm">
          <chartooo:coordinate-region svg:x="2.004cm" svg:y="0.379cm" svg:width="9.92cm" svg:height="6.826cm"/>
          <chart:axis chart:dimension="x" chart:name="primary-x" chart:style-name="ch4">
            <chart:title svg:x="4.652cm" svg:y="8.032cm" chart:style-name="ch5">
              <text:p>Number of physical cores</text:p>
            </chart:title>
          </chart:axis>
          <chart:axis chart:dimension="y" chart:name="primary-y" chart:style-name="ch4">
            <chart:title svg:x="0.451cm" svg:y="4.735cm" chart:style-name="ch6">
              <text:p>GFlops/s</text:p>
            </chart:title>
            <chart:grid chart:style-name="ch7" chart:class="major"/>
          </chart:axis>
          <chart:series chart:style-name="ch8" chart:values-cell-range-address="Foglio1.C3:Foglio1.C12" chart:label-cell-address="Foglio1.C2:Foglio1.C2" chart:class="chart:line">
            <chart:data-point chart:repeated="10"/>
          </chart:series>
          <chart:series chart:style-name="ch9" chart:values-cell-range-address="Foglio1.G3:Foglio1.G12" chart:label-cell-address="Foglio1.G2:Foglio1.G2" chart:class="chart:line">
            <chart:data-point chart:repeated="10"/>
          </chart:series>
          <chart:series chart:style-name="ch10" chart:values-cell-range-address="Foglio1.D3:Foglio1.D12" chart:label-cell-address="Foglio1.D2:Foglio1.D2" chart:class="chart:line">
            <chart:data-point chart:repeated="10"/>
          </chart:series>
          <chart:series chart:style-name="ch11" chart:values-cell-range-address="Foglio1.H3:Foglio1.H12" chart:label-cell-address="Foglio1.H2:Foglio1.H2" chart:class="chart:line">
            <chart:data-point chart:repeated="10"/>
          </chart:series>
          <chart:series chart:style-name="ch12" chart:values-cell-range-address="Foglio1.E3:Foglio1.E12" chart:label-cell-address="Foglio1.E2:Foglio1.E2" chart:class="chart:line">
            <chart:data-point chart:repeated="10"/>
          </chart:series>
          <chart:series chart:style-name="ch13" chart:values-cell-range-address="Foglio1.I3:Foglio1.I12" chart:label-cell-address="Foglio1.I2:Foglio1.I2" chart:class="chart:line">
            <chart:data-point chart:repeated="10"/>
          </chart:series>
          <chart:series chart:style-name="ch14" chart:values-cell-range-address="Foglio1.F3:Foglio1.F12" chart:label-cell-address="Foglio1.F2:Foglio1.F2" chart:class="chart:line">
            <chart:data-point chart:repeated="10"/>
          </chart:series>
          <chart:series chart:style-name="ch15" chart:values-cell-range-address="Foglio1.J3:Foglio1.J12" chart:label-cell-address="Foglio1.J2:Foglio1.J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7 KB</text:p>
                <draw:g>
                  <svg:desc>Foglio1.C2:Foglio1.C2</svg:desc>
                </draw:g>
              </table:table-cell>
              <table:table-cell office:value-type="string">
                <text:p>27 KB, SMT</text:p>
                <draw:g>
                  <svg:desc>Foglio1.G2:Foglio1.G2</svg:desc>
                </draw:g>
              </table:table-cell>
              <table:table-cell office:value-type="string">
                <text:p>120 KB</text:p>
                <draw:g>
                  <svg:desc>Foglio1.D2:Foglio1.D2</svg:desc>
                </draw:g>
              </table:table-cell>
              <table:table-cell office:value-type="string">
                <text:p>120 KB, SMT</text:p>
                <draw:g>
                  <svg:desc>Foglio1.H2:Foglio1.H2</svg:desc>
                </draw:g>
              </table:table-cell>
              <table:table-cell office:value-type="string">
                <text:p>1 MB</text:p>
                <draw:g>
                  <svg:desc>Foglio1.E2:Foglio1.E2</svg:desc>
                </draw:g>
              </table:table-cell>
              <table:table-cell office:value-type="string">
                <text:p>1 MB, SMT</text:p>
                <draw:g>
                  <svg:desc>Foglio1.I2:Foglio1.I2</svg:desc>
                </draw:g>
              </table:table-cell>
              <table:table-cell office:value-type="string">
                <text:p>200 MB</text:p>
                <draw:g>
                  <svg:desc>Foglio1.F2:Foglio1.F2</svg:desc>
                </draw:g>
              </table:table-cell>
              <table:table-cell office:value-type="string">
                <text:p>200 MB, SMT</text:p>
                <draw:g>
                  <svg:desc>Foglio1.J2:Foglio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492399">
                <text:p>8.492399</text:p>
                <draw:g>
                  <svg:desc>Foglio1.C3:Foglio1.C12</svg:desc>
                </draw:g>
              </table:table-cell>
              <table:table-cell office:value-type="float" office:value="8.124556">
                <text:p>8.124556</text:p>
                <draw:g>
                  <svg:desc>Foglio1.G3:Foglio1.G12</svg:desc>
                </draw:g>
              </table:table-cell>
              <table:table-cell office:value-type="float" office:value="3.121338">
                <text:p>3.121338</text:p>
                <draw:g>
                  <svg:desc>Foglio1.D3:Foglio1.D12</svg:desc>
                </draw:g>
              </table:table-cell>
              <table:table-cell office:value-type="float" office:value="3.342333">
                <text:p>3.342333</text:p>
                <draw:g>
                  <svg:desc>Foglio1.H3:Foglio1.H12</svg:desc>
                </draw:g>
              </table:table-cell>
              <table:table-cell office:value-type="float" office:value="2.42852">
                <text:p>2.42852</text:p>
                <draw:g>
                  <svg:desc>Foglio1.E3:Foglio1.E12</svg:desc>
                </draw:g>
              </table:table-cell>
              <table:table-cell office:value-type="float" office:value="2.633591">
                <text:p>2.633591</text:p>
                <draw:g>
                  <svg:desc>Foglio1.I3:Foglio1.I12</svg:desc>
                </draw:g>
              </table:table-cell>
              <table:table-cell office:value-type="float" office:value="1.478524">
                <text:p>1.478524</text:p>
                <draw:g>
                  <svg:desc>Foglio1.F3:Foglio1.F12</svg:desc>
                </draw:g>
              </table:table-cell>
              <table:table-cell office:value-type="float" office:value="1.570044">
                <text:p>1.570044</text:p>
                <draw:g>
                  <svg:desc>Foglio1.J3:Foglio1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383616">
                <text:p>16.383616</text:p>
              </table:table-cell>
              <table:table-cell office:value-type="float" office:value="16.284318">
                <text:p>16.284318</text:p>
              </table:table-cell>
              <table:table-cell office:value-type="float" office:value="6.394031">
                <text:p>6.394031</text:p>
              </table:table-cell>
              <table:table-cell office:value-type="float" office:value="6.694499">
                <text:p>6.694499</text:p>
              </table:table-cell>
              <table:table-cell office:value-type="float" office:value="4.816992">
                <text:p>4.816992</text:p>
              </table:table-cell>
              <table:table-cell office:value-type="float" office:value="5.229962">
                <text:p>5.229962</text:p>
              </table:table-cell>
              <table:table-cell office:value-type="float" office:value="2.746555">
                <text:p>2.746555</text:p>
              </table:table-cell>
              <table:table-cell office:value-type="float" office:value="2.959522">
                <text:p>2.959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42422">
                <text:p>25.42422</text:p>
              </table:table-cell>
              <table:table-cell office:value-type="float" office:value="22.918104">
                <text:p>22.918104</text:p>
              </table:table-cell>
              <table:table-cell office:value-type="float" office:value="9.545474">
                <text:p>9.545474</text:p>
              </table:table-cell>
              <table:table-cell office:value-type="float" office:value="10.070421">
                <text:p>10.070421</text:p>
              </table:table-cell>
              <table:table-cell office:value-type="float" office:value="7.270414">
                <text:p>7.270414</text:p>
              </table:table-cell>
              <table:table-cell office:value-type="float" office:value="7.821049">
                <text:p>7.821049</text:p>
              </table:table-cell>
              <table:table-cell office:value-type="float" office:value="3.892214">
                <text:p>3.892214</text:p>
              </table:table-cell>
              <table:table-cell office:value-type="float" office:value="4.150653">
                <text:p>4.150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128735">
                <text:p>33.128735</text:p>
              </table:table-cell>
              <table:table-cell office:value-type="float" office:value="32.536473">
                <text:p>32.536473</text:p>
              </table:table-cell>
              <table:table-cell office:value-type="float" office:value="12.850059">
                <text:p>12.850059</text:p>
              </table:table-cell>
              <table:table-cell office:value-type="float" office:value="13.425657">
                <text:p>13.425657</text:p>
              </table:table-cell>
              <table:table-cell office:value-type="float" office:value="9.614397">
                <text:p>9.614397</text:p>
              </table:table-cell>
              <table:table-cell office:value-type="float" office:value="10.403187">
                <text:p>10.403187</text:p>
              </table:table-cell>
              <table:table-cell office:value-type="float" office:value="4.766978">
                <text:p>4.766978</text:p>
              </table:table-cell>
              <table:table-cell office:value-type="float" office:value="5.054891">
                <text:p>5.054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531592">
                <text:p>41.531592</text:p>
              </table:table-cell>
              <table:table-cell office:value-type="float" office:value="40.624305">
                <text:p>40.624305</text:p>
              </table:table-cell>
              <table:table-cell office:value-type="float" office:value="15.043782">
                <text:p>15.043782</text:p>
              </table:table-cell>
              <table:table-cell office:value-type="float" office:value="16.652556">
                <text:p>16.652556</text:p>
              </table:table-cell>
              <table:table-cell office:value-type="float" office:value="12.01619">
                <text:p>12.01619</text:p>
              </table:table-cell>
              <table:table-cell office:value-type="float" office:value="13.026754">
                <text:p>13.026754</text:p>
              </table:table-cell>
              <table:table-cell office:value-type="float" office:value="5.39864">
                <text:p>5.39864</text:p>
              </table:table-cell>
              <table:table-cell office:value-type="float" office:value="5.501072">
                <text:p>5.501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8501">
                <text:p>49.8501</text:p>
              </table:table-cell>
              <table:table-cell office:value-type="float" office:value="48.01506">
                <text:p>48.01506</text:p>
              </table:table-cell>
              <table:table-cell office:value-type="float" office:value="19.022768">
                <text:p>19.022768</text:p>
              </table:table-cell>
              <table:table-cell office:value-type="float" office:value="19.863864">
                <text:p>19.863864</text:p>
              </table:table-cell>
              <table:table-cell office:value-type="float" office:value="14.470042">
                <text:p>14.470042</text:p>
              </table:table-cell>
              <table:table-cell office:value-type="float" office:value="15.610079">
                <text:p>15.610079</text:p>
              </table:table-cell>
              <table:table-cell office:value-type="float" office:value="5.740887">
                <text:p>5.740887</text:p>
              </table:table-cell>
              <table:table-cell office:value-type="float" office:value="5.640405">
                <text:p>5.640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.166412">
                <text:p>58.166412</text:p>
              </table:table-cell>
              <table:table-cell office:value-type="float" office:value="56.021529">
                <text:p>56.021529</text:p>
              </table:table-cell>
              <table:table-cell office:value-type="float" office:value="22.410925">
                <text:p>22.410925</text:p>
              </table:table-cell>
              <table:table-cell office:value-type="float" office:value="23.485282">
                <text:p>23.485282</text:p>
              </table:table-cell>
              <table:table-cell office:value-type="float" office:value="16.708233">
                <text:p>16.708233</text:p>
              </table:table-cell>
              <table:table-cell office:value-type="float" office:value="18.12077">
                <text:p>18.12077</text:p>
              </table:table-cell>
              <table:table-cell office:value-type="float" office:value="5.841187">
                <text:p>5.841187</text:p>
              </table:table-cell>
              <table:table-cell office:value-type="float" office:value="5.682815">
                <text:p>5.682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.69516">
                <text:p>65.69516</text:p>
              </table:table-cell>
              <table:table-cell office:value-type="float" office:value="61.579609">
                <text:p>61.579609</text:p>
              </table:table-cell>
              <table:table-cell office:value-type="float" office:value="25.677565">
                <text:p>25.677565</text:p>
              </table:table-cell>
              <table:table-cell office:value-type="float" office:value="26.834109">
                <text:p>26.834109</text:p>
              </table:table-cell>
              <table:table-cell office:value-type="float" office:value="19.057981">
                <text:p>19.057981</text:p>
              </table:table-cell>
              <table:table-cell office:value-type="float" office:value="20.684381">
                <text:p>20.684381</text:p>
              </table:table-cell>
              <table:table-cell office:value-type="float" office:value="5.868136">
                <text:p>5.868136</text:p>
              </table:table-cell>
              <table:table-cell office:value-type="float" office:value="5.688014">
                <text:p>5.688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.892943">
                <text:p>73.892943</text:p>
              </table:table-cell>
              <table:table-cell office:value-type="float" office:value="72.038677">
                <text:p>72.038677</text:p>
              </table:table-cell>
              <table:table-cell office:value-type="float" office:value="28.666563">
                <text:p>28.666563</text:p>
              </table:table-cell>
              <table:table-cell office:value-type="float" office:value="29.130234">
                <text:p>29.130234</text:p>
              </table:table-cell>
              <table:table-cell office:value-type="float" office:value="21.359345">
                <text:p>21.359345</text:p>
              </table:table-cell>
              <table:table-cell office:value-type="float" office:value="23.14087">
                <text:p>23.14087</text:p>
              </table:table-cell>
              <table:table-cell office:value-type="float" office:value="5.85624">
                <text:p>5.85624</text:p>
              </table:table-cell>
              <table:table-cell office:value-type="float" office:value="5.681873">
                <text:p>5.681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.714463">
                <text:p>81.714463</text:p>
              </table:table-cell>
              <table:table-cell office:value-type="float" office:value="79.974473">
                <text:p>79.974473</text:p>
              </table:table-cell>
              <table:table-cell office:value-type="float" office:value="30.880301">
                <text:p>30.880301</text:p>
              </table:table-cell>
              <table:table-cell office:value-type="float" office:value="33.449422">
                <text:p>33.449422</text:p>
              </table:table-cell>
              <table:table-cell office:value-type="float" office:value="23.616498">
                <text:p>23.616498</text:p>
              </table:table-cell>
              <table:table-cell office:value-type="float" office:value="25.605433">
                <text:p>25.605433</text:p>
              </table:table-cell>
              <table:table-cell office:value-type="float" office:value="5.830955">
                <text:p>5.830955</text:p>
              </table:table-cell>
              <table:table-cell office:value-type="float" office:value="5.656846">
                <text:p>5.6568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